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76182168" text:id="ct176182168">
          <text:insertion>
            <office:change-info>
              <dc:creator>Gauthier Bastien</dc:creator>
              <dc:date>2013-01-04T12:58:00</dc:date>
            </office:change-info>
          </text:insertion>
        </text:changed-region>
        <text:changed-region xml:id="ct176182280" text:id="ct176182280">
          <text:insertion>
            <office:change-info>
              <dc:creator>Gauthier Bastien</dc:creator>
              <dc:date>2013-01-04T12:58:00</dc:date>
            </office:change-info>
          </text:insertion>
        </text:changed-region>
        <text:changed-region xml:id="ct176181440" text:id="ct176181440">
          <text:insertion>
            <office:change-info>
              <dc:creator>Gauthier Bastien</dc:creator>
              <dc:date>2013-01-04T12:58:00</dc:date>
            </office:change-info>
          </text:insertion>
        </text:changed-region>
        <text:changed-region xml:id="ct176236560" text:id="ct176236560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76243464" text:id="ct176243464">
          <text:insertion>
            <office:change-info>
              <dc:creator>Gauthier Bastien</dc:creator>
              <dc:date>2012-02-17T11:1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II. COMMISSION CADRE DE VIE/PATRIMOINE</text:p>
      <text:p text:style-name="Standard"/>
      <text:p text:style-name="P3">(<text:change-start text:change-id="ct176182168"/>self.utranslate("weekday_%s" % self.getPreMeetingDate_3().aDay().lower(), domain="plonelocales")<text:change-end text:change-id="ct176182168"/> <text:change-start text:change-id="ct176182280"/>tool.formatDate(self.getPreMeetingDate_3(), withHour=True)<text:change-end text:change-id="ct176182280"/>, <text:change-start text:change-id="ct176181440"/>self.getPreMeetingPlace_3()<text:change-end text:change-id="ct176181440"/>)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<office:annotation><dc:creator>Gauthier Bastien</dc:creator><dc:date>2012-02-14T16:41:11</dc:date><text:p text:style-name="P5"><text:span text:style-name="T2">do row for item in self.adapted().getPrintableItems(itemUids, categories=['commission-cadre-de-vie', 'commission-patrimoine',], renumber=True)</text:span></text:p></office:annotation></text:span><text:change-start text:change-id="ct176236560"/><text:span text:style-name="T1">item[0]</text:span><text:change-end text:change-id="ct176236560"/><text:span text:style-name="T1">. </text:span><text:change-start text:change-id="ct176243464"/><text:span text:style-name="T1">item[1].Title()</text:span><text:change-end text:change-id="ct176243464"/></text:p>
            <text:p text:style-name="Table_20_Contents"/>
            <text:p text:style-name="Table_20_Contents"><office:annotation><dc:creator>Gauthier Bastien</dc:creator><dc:date>2012-02-15T15:26:52</dc:date><text:p text:style-name="P6"><text:span text:style-name="T2">do text</text:span></text:p><text:p text:style-name="P6"><text:span text:style-name="T2">from xhtml(item[1].Description())</text:span></text:p></office:annotation>Note explicative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3-01-04T13:16:03</dc:date>
    <dc:creator>Gauthier Bastien</dc:creator>
    <meta:editing-duration>PT2H34M5S</meta:editing-duration>
    <meta:editing-cycles>41</meta:editing-cycles>
    <meta:generator>LibreOffice/3.5$Linux_x86 LibreOffice_project/350m1$Build-2</meta:generator>
    <meta:document-statistic meta:table-count="1" meta:image-count="0" meta:object-count="0" meta:page-count="1" meta:paragraph-count="5" meta:word-count="18" meta:character-count="268" meta:non-whitespace-character-count="255"/>
  </office:meta>
</office:document-meta>
</file>